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1885" officeooo:paragraph-rsid="00011885" style:font-weight-asian="bold" style:font-weight-complex="bold"/>
    </style:style>
    <style:style style:name="P2" style:family="paragraph" style:parent-style-name="Standard">
      <style:text-properties fo:font-weight="bold" officeooo:rsid="00011885" officeooo:paragraph-rsid="00011885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0522c6" officeooo:paragraph-rsid="000522c6" fo:background-color="transparent" style:font-weight-asian="bold" style:font-weight-complex="bold"/>
    </style:style>
    <style:style style:name="P4" style:family="paragraph" style:parent-style-name="Standard">
      <style:text-properties fo:font-weight="normal" officeooo:rsid="00011885" officeooo:paragraph-rsid="00011885" fo:background-color="#dddddd" style:font-weight-asian="normal" style:font-weight-complex="normal"/>
    </style:style>
    <style:style style:name="P5" style:family="paragraph" style:parent-style-name="Standard">
      <style:text-properties fo:color="#a9b7c6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6" style:family="paragraph" style:parent-style-name="Standard">
      <style:text-properties fo:color="#808080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7" style:family="paragraph" style:parent-style-name="Preformatted_20_Text">
      <style:text-properties fo:color="#808080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8" style:family="paragraph" style:parent-style-name="Preformatted_20_Text">
      <style:text-properties fo:color="#cc7832" style:font-name="DejaVu Sans Mono" fo:font-size="11.3000001907349pt" officeooo:paragraph-rsid="000522c6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0522c6" officeooo:paragraph-rsid="000522c6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0522c6" officeooo:paragraph-rsid="000522c6" fo:background-color="transparent" style:font-weight-asian="bold" style:font-weight-complex="bold"/>
    </style:style>
    <style:style style:name="P12" style:family="paragraph" style:parent-style-name="Preformatted_20_Text">
      <style:text-properties fo:color="#a9b7c6" style:font-name="DejaVu Sans Mono" fo:font-size="11.3000001907349pt" fo:font-weight="bold" officeooo:rsid="00011885" officeooo:paragraph-rsid="00041623" fo:background-color="transparent" style:font-weight-asian="bold" style:font-weight-complex="bold"/>
    </style:style>
    <style:style style:name="P13" style:family="paragraph" style:parent-style-name="Preformatted_20_Text">
      <style:text-properties fo:color="#a9b7c6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14" style:family="paragraph" style:parent-style-name="Preformatted_20_Text">
      <style:text-properties fo:color="#a9b7c6" style:font-name="DejaVu Sans Mono" fo:font-size="11.3000001907349pt" fo:background-color="transparent"/>
    </style:style>
    <style:style style:name="P15" style:family="paragraph" style:parent-style-name="Preformatted_20_Text">
      <style:text-properties fo:color="#a9b7c6" style:font-name="DejaVu Sans Mono" fo:font-size="11.3000001907349pt" officeooo:paragraph-rsid="000522c6" fo:background-color="transparent"/>
    </style:style>
    <style:style style:name="P16" style:family="paragraph" style:parent-style-name="Preformatted_20_Text">
      <style:text-properties fo:color="#a9b7c6" fo:background-color="transparent"/>
    </style:style>
    <style:style style:name="P17" style:family="paragraph" style:parent-style-name="Preformatted_20_Text">
      <style:text-properties fo:color="#e8bf6a" style:font-name="DejaVu Sans Mono" fo:font-size="11.3000001907349pt" fo:background-color="transparent"/>
    </style:style>
    <style:style style:name="P18" style:family="paragraph" style:parent-style-name="Preformatted_20_Text">
      <style:text-properties fo:color="#e8bf6a" fo:background-color="transparent"/>
    </style:style>
    <style:style style:name="P19" style:family="paragraph" style:parent-style-name="Preformatted_20_Text">
      <style:text-properties fo:color="#cc7832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20" style:family="paragraph" style:parent-style-name="Preformatted_20_Text">
      <style:text-properties fo:color="#808080" style:font-name="DejaVu Sans Mono" fo:font-size="11.3000001907349pt" fo:background-color="transparent"/>
    </style:style>
    <style:style style:name="P21" style:family="paragraph" style:parent-style-name="Preformatted_20_Text">
      <style:text-properties fo:color="#808080" style:font-name="DejaVu Sans Mono" fo:font-size="11.3000001907349pt" fo:font-weight="bold" officeooo:rsid="000522c6" officeooo:paragraph-rsid="000522c6" fo:background-color="transparent" style:font-weight-asian="bold" style:font-weight-complex="bold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11.3000001907349pt" fo:background-color="transparent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a9b7c6" fo:background-color="transparent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fo:background-color="transparent"/>
    </style:style>
    <style:style style:name="P25" style:family="paragraph" style:parent-style-name="Preformatted_20_Text">
      <style:paragraph-properties fo:margin-top="0cm" fo:margin-bottom="0.499cm" loext:contextual-spacing="false"/>
      <style:text-properties fo:background-color="transparent"/>
    </style:style>
    <style:style style:name="T1" style:family="text">
      <style:text-properties fo:font-weight="normal" fo:background-color="#dddddd" loext:char-shading-value="0" style:font-weight-asian="normal" style:font-weight-complex="normal"/>
    </style:style>
    <style:style style:name="T2" style:family="text">
      <style:text-properties officeooo:rsid="00041623"/>
    </style:style>
    <style:style style:name="T3" style:family="text">
      <style:text-properties fo:color="#e8bf6a"/>
    </style:style>
    <style:style style:name="T4" style:family="text">
      <style:text-properties fo:color="#e8bf6a" style:font-name="DejaVu Sans Mono" fo:font-size="11.3000001907349pt"/>
    </style:style>
    <style:style style:name="T5" style:family="text">
      <style:text-properties fo:color="#bababa"/>
    </style:style>
    <style:style style:name="T6" style:family="text">
      <style:text-properties fo:color="#bababa" style:font-name="DejaVu Sans Mono" fo:font-size="11.3000001907349pt"/>
    </style:style>
    <style:style style:name="T7" style:family="text">
      <style:text-properties fo:color="#a5c261"/>
    </style:style>
    <style:style style:name="T8" style:family="text">
      <style:text-properties fo:color="#a5c261" style:font-name="DejaVu Sans Mono" fo:font-size="11.3000001907349pt"/>
    </style:style>
    <style:style style:name="T9" style:family="text">
      <style:text-properties style:font-name="DejaVu Sans Mono" fo:font-size="11.3000001907349pt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 fo:font-size="11.3000001907349pt"/>
    </style:style>
    <style:style style:name="T12" style:family="text">
      <style:text-properties fo:color="#cc7832" fo:font-weight="bold" officeooo:rsid="000522c6" style:font-weight-asian="bold" style:font-weight-complex="bold"/>
    </style:style>
    <style:style style:name="T13" style:family="text">
      <style:text-properties fo:color="#cc7832" fo:background-color="#ffffff"/>
    </style:style>
    <style:style style:name="T14" style:family="text">
      <style:text-properties fo:color="#aa4926"/>
    </style:style>
    <style:style style:name="T15" style:family="text">
      <style:text-properties fo:color="#aa4926" style:font-name="DejaVu Sans Mono" fo:font-size="11.3000001907349pt"/>
    </style:style>
    <style:style style:name="T16" style:family="text">
      <style:text-properties fo:color="#8888c6"/>
    </style:style>
    <style:style style:name="T17" style:family="text">
      <style:text-properties fo:color="#8888c6" style:font-name="DejaVu Sans Mono" fo:font-size="11.3000001907349pt"/>
    </style:style>
    <style:style style:name="T18" style:family="text">
      <style:text-properties fo:color="#b200b2" style:font-name="DejaVu Sans Mono" fo:font-size="11.3000001907349pt"/>
    </style:style>
    <style:style style:name="T19" style:family="text">
      <style:text-properties fo:color="#94558d" style:font-name="DejaVu Sans Mono" fo:font-size="11.3000001907349pt"/>
    </style:style>
    <style:style style:name="T20" style:family="text">
      <style:text-properties fo:color="#ffc66d"/>
    </style:style>
    <style:style style:name="T21" style:family="text">
      <style:text-properties fo:color="#ffc66d" style:font-name="DejaVu Sans Mono" fo:font-size="11.3000001907349pt"/>
    </style:style>
    <style:style style:name="T22" style:family="text">
      <style:text-properties fo:color="#808080"/>
    </style:style>
    <style:style style:name="T23" style:family="text">
      <style:text-properties fo:color="#808080" style:font-name="DejaVu Sans Mono" fo:font-size="11.3000001907349pt"/>
    </style:style>
    <style:style style:name="T24" style:family="text">
      <style:text-properties fo:font-weight="bold" officeooo:rsid="000522c6" style:font-weight-asian="bold" style:font-weight-complex="bold"/>
    </style:style>
    <style:style style:name="T25" style:family="text">
      <style:text-properties fo:color="#6897bb"/>
    </style:style>
    <style:style style:name="T26" style:family="text">
      <style:text-properties fo:color="#6897bb" style:font-name="DejaVu Sans Mono" fo:font-size="11.3000001907349pt"/>
    </style:style>
    <style:style style:name="T27" style:family="text">
      <style:text-properties fo:color="#a9b7c6" style:font-name="DejaVu Sans Mono" fo:font-size="11.3000001907349pt" fo:background-color="#ffffff"/>
    </style:style>
    <style:style style:name="T28" style:family="text">
      <style:text-properties officeooo:rsid="001963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3 <text:span text:style-name="T1">Find the attached data.txt file which contains a dump JSON for the Business Data</text:span></text:p>
      <text:p text:style-name="P4">and Keyword Data.</text:p>
      <text:p text:style-name="P4"/>
      <text:p text:style-name="P4"><text:s/>1. Read all the data and index that in Elastic Search.</text:p>
      <text:p text:style-name="P4"/>
      <text:p text:style-name="P4">2. Create a GET type Api in Django which takes a query parameter (‘q’) and search</text:p>
      <text:p text:style-name="P4">within the index data in Elastic search. e.g. http://localhost:8000/search/?q=cafe</text:p>
      <text:p text:style-name="P4"/>
      <text:p text:style-name="P4">3. Create one simple HTML page with only 1 search text box in it, and hit the above</text:p>
      <text:p text:style-name="P4">listed api from the search box text.</text:p>
      <text:p text:style-name="P4"/>
      <text:p text:style-name="P2">Solut’n:</text:p>
      <text:p text:style-name="P2"/>
      <text:p text:style-name="P2"><text:tab/><text:span text:style-name="T2">Refer to insydo_test project for pratical code.</text:span></text:p>
      <text:p text:style-name="P2"/>
      <text:p text:style-name="P9">File = <text:span text:style-name="T2">insydo_test/Templates/elastic_search_template.html</text:span></text:p>
      <text:p text:style-name="P9">------------------------------------------------------------------------------------------------------------------------</text:p>
      <text:p text:style-name="Standard"/>
      <text:p text:style-name="P12"><text:span text:style-name="T3">&lt;!DOCTYPE </text:span><text:span text:style-name="T5">html</text:span><text:span text:style-name="T3">&gt;</text:span></text:p>
      <text:p text:style-name="P14"><text:span text:style-name="T3">&lt;html </text:span><text:span text:style-name="T5">lang=</text:span><text:span text:style-name="T7">"en"</text:span><text:span text:style-name="T3">&gt;</text:span></text:p>
      <text:p text:style-name="P17">&lt;head&gt;</text:p>
      <text:p text:style-name="P16"><text:span text:style-name="T3"><text:s text:c="4"/></text:span><text:span text:style-name="T4">&lt;meta </text:span><text:span text:style-name="T6">charset=</text:span><text:span text:style-name="T8">"UTF-8"</text:span><text:span text:style-name="T4">&gt;</text:span></text:p>
      <text:p text:style-name="P16"><text:span text:style-name="T3"><text:s text:c="4"/></text:span><text:span text:style-name="T4">&lt;title&gt;</text:span><text:span text:style-name="T9">Elastic Search From JSON DUMP Given</text:span><text:span text:style-name="T4">&lt;/title&gt;</text:span></text:p>
      <text:p text:style-name="P17">&lt;/head&gt;</text:p>
      <text:p text:style-name="P17">&lt;body&gt;</text:p>
      <text:p text:style-name="P18"><text:s text:c="4"/><text:span text:style-name="T9">&lt;form&gt;</text:span></text:p>
      <text:p text:style-name="P18"><text:s text:c="6"/><text:span text:style-name="T9">&lt;div&gt;</text:span></text:p>
      <text:p text:style-name="P16"><text:span text:style-name="T3"><text:s text:c="8"/></text:span><text:span text:style-name="T4">&lt;input </text:span><text:span text:style-name="T6">type=</text:span><text:span text:style-name="T8">"search" </text:span><text:span text:style-name="T6">id=</text:span><text:span text:style-name="T8">"mySearch" </text:span><text:span text:style-name="T6">name=</text:span><text:span text:style-name="T8">"q"</text:span></text:p>
      <text:p text:style-name="P16"><text:span text:style-name="T7"><text:s text:c="8"/></text:span><text:span text:style-name="T6">placeholder=</text:span><text:span text:style-name="T8">"Search the site..." </text:span><text:span text:style-name="T6">size=</text:span><text:span text:style-name="T8">"30"</text:span><text:span text:style-name="T4">&gt;</text:span></text:p>
      <text:p text:style-name="P16"><text:span text:style-name="T3"><text:s text:c="8"/></text:span><text:span text:style-name="T4">&lt;button&gt;</text:span><text:span text:style-name="T9">Search</text:span><text:span text:style-name="T4">&lt;/button&gt;</text:span></text:p>
      <text:p text:style-name="P18"><text:s text:c="6"/><text:span text:style-name="T9">&lt;/div&gt;</text:span></text:p>
      <text:p text:style-name="P18"><text:s text:c="4"/><text:span text:style-name="T9">&lt;/form&gt;</text:span></text:p>
      <text:p text:style-name="P17">&lt;/body&gt;</text:p>
      <text:p text:style-name="P22">&lt;/html&gt;</text:p>
      <text:p text:style-name="P3">File = <text:span text:style-name="T2">insydo_test/</text:span>myapp/elastic_search_mapping.py</text:p>
      <text:p text:style-name="P3">------------------------------------------------------------------------------------------------------------------------</text:p>
      <text:p text:style-name="P5"/>
      <text:p text:style-name="P19">import django.db.models.options as options</text:p>
      <text:p text:style-name="P14"><text:span text:style-name="T10">from </text:span>django.contrib.auth.models <text:span text:style-name="T10">import </text:span>User</text:p>
      <text:p text:style-name="P14"><text:span text:style-name="T10">import </text:span>datetime</text:p>
      <text:p text:style-name="P14"><text:span text:style-name="T10">from </text:span>django.db <text:span text:style-name="T10">import </text:span>models</text:p>
      <text:p text:style-name="P14">options.DEFAULT_NAMES = options.DEFAULT_NAMES + (</text:p>
      <text:p text:style-name="P16"><text:s text:c="4"/><text:span text:style-name="T8">'es_index_name'</text:span><text:span text:style-name="T11">, </text:span><text:span text:style-name="T8">'es_type_name'</text:span><text:span text:style-name="T11">, </text:span><text:span text:style-name="T8">'es_mapping'</text:span></text:p>
      <text:p text:style-name="P14">)</text:p>
      <text:p text:style-name="P14"><text:span text:style-name="T10">class </text:span>ESearch(models.Model):</text:p>
      <text:p text:style-name="P16"><text:s text:c="4"/><text:span text:style-name="T9">id = models.AutoField(</text:span><text:span text:style-name="T15">primary_key</text:span><text:span text:style-name="T9">=</text:span><text:span text:style-name="T17">True</text:span><text:span text:style-name="T11">, </text:span><text:span text:style-name="T15">db_column</text:span><text:span text:style-name="T9">=</text:span><text:span text:style-name="T8">'id'</text:span><text:span text:style-name="T9">)</text:span></text:p>
      <text:p text:style-name="P16"><text:s text:c="4"/><text:span text:style-name="T9">name = models.TextField(</text:span><text:span text:style-name="T15">db_column</text:span><text:span text:style-name="T9">=</text:span><text:span text:style-name="T8">'name'</text:span><text:span text:style-name="T11">, </text:span><text:span text:style-name="T15">default</text:span><text:span text:style-name="T9">=</text:span><text:span text:style-name="T8">''</text:span><text:span text:style-name="T9">)</text:span></text:p>
      <text:p text:style-name="P16"><text:s text:c="4"/><text:span text:style-name="T11">def </text:span><text:span text:style-name="T18">__unicode__</text:span><text:span text:style-name="T9">(</text:span><text:span text:style-name="T19">self</text:span><text:span text:style-name="T9">):</text:span></text:p>
      <text:p text:style-name="P16"><text:s text:c="8"/><text:span text:style-name="T11">return </text:span><text:span text:style-name="T17">unicode</text:span><text:span text:style-name="T9">(</text:span><text:span text:style-name="T19">self</text:span><text:span text:style-name="T9">.id)</text:span></text:p>
      <text:p text:style-name="P16"><text:s text:c="4"/><text:span text:style-name="T11">class </text:span><text:span text:style-name="T9">Meta:</text:span></text:p>
      <text:p text:style-name="P16"><text:s text:c="8"/><text:span text:style-name="T9">es_index_name = </text:span><text:span text:style-name="T8">'django'</text:span></text:p>
      <text:p text:style-name="P16"><text:span text:style-name="T7"><text:s text:c="8"/></text:span><text:span text:style-name="T9">es_type_name = </text:span><text:span text:style-name="T8">'esearch'</text:span></text:p>
      <text:p text:style-name="P16"><text:soft-page-break/><text:span text:style-name="T7"><text:s text:c="8"/></text:span><text:span text:style-name="T9">es_mapping = {</text:span></text:p>
      <text:p text:style-name="P16"><text:s text:c="12"/><text:span text:style-name="T8">'properties'</text:span><text:span text:style-name="T9">: {</text:span></text:p>
      <text:p text:style-name="P16"><text:s text:c="16"/><text:span text:style-name="T8">'business'</text:span><text:span text:style-name="T9">: {</text:span><text:span text:style-name="T8">'type'</text:span><text:span text:style-name="T9">: </text:span><text:span text:style-name="T8">'object'</text:span><text:span text:style-name="T11">,</text:span></text:p>
      <text:p text:style-name="P16"><text:span text:style-name="T10"><text:s text:c="28"/></text:span><text:span text:style-name="T8">'properties'</text:span><text:span text:style-name="T9">: {</text:span></text:p>
      <text:p text:style-name="P16"><text:s text:c="44"/><text:span text:style-name="T8">'id'</text:span><text:span text:style-name="T9">: {</text:span><text:span text:style-name="T8">'type'</text:span><text:span text:style-name="T9">: </text:span><text:span text:style-name="T8">'long'</text:span><text:span text:style-name="T9">}</text:span><text:span text:style-name="T11">,</text:span></text:p>
      <text:p text:style-name="P16"><text:span text:style-name="T10"><text:s text:c="44"/></text:span><text:span text:style-name="T8">'name'</text:span><text:span text:style-name="T9">: {</text:span><text:span text:style-name="T8">'type'</text:span><text:span text:style-name="T9">: </text:span><text:span text:style-name="T8">'string'</text:span><text:span text:style-name="T11">, </text:span><text:span text:style-name="T8">'index'</text:span><text:span text:style-name="T9">: </text:span><text:span text:style-name="T8">'not_analyzed'</text:span><text:span text:style-name="T9">}</text:span><text:span text:style-name="T11">,</text:span></text:p>
      <text:p text:style-name="P16"><text:span text:style-name="T10"><text:s text:c="42"/></text:span><text:span text:style-name="T9">}</text:span></text:p>
      <text:p text:style-name="P16"><text:s text:c="29"/><text:span text:style-name="T9">}</text:span><text:span text:style-name="T11">,</text:span></text:p>
      <text:p text:style-name="P16"><text:span text:style-name="T10"><text:s text:c="16"/></text:span><text:span text:style-name="T8">'keyword'</text:span><text:span text:style-name="T9">: {</text:span><text:span text:style-name="T8">'type'</text:span><text:span text:style-name="T9">: </text:span><text:span text:style-name="T8">'object'</text:span><text:span text:style-name="T11">,</text:span></text:p>
      <text:p text:style-name="P16"><text:span text:style-name="T10"><text:s text:c="28"/></text:span><text:span text:style-name="T8">'properties'</text:span><text:span text:style-name="T9">: {</text:span></text:p>
      <text:p text:style-name="P16"><text:s text:c="44"/><text:span text:style-name="T8">'id'</text:span><text:span text:style-name="T9">: {</text:span><text:span text:style-name="T8">'type'</text:span><text:span text:style-name="T9">: </text:span><text:span text:style-name="T8">'long'</text:span><text:span text:style-name="T9">}</text:span><text:span text:style-name="T11">,</text:span></text:p>
      <text:p text:style-name="P16"><text:span text:style-name="T10"><text:s text:c="44"/></text:span><text:span text:style-name="T8">'name'</text:span><text:span text:style-name="T9">: {</text:span><text:span text:style-name="T8">'type'</text:span><text:span text:style-name="T9">: </text:span><text:span text:style-name="T8">'string'</text:span><text:span text:style-name="T11">, </text:span><text:span text:style-name="T8">'index'</text:span><text:span text:style-name="T9">: </text:span><text:span text:style-name="T8">'not_analyzed'</text:span><text:span text:style-name="T9">}</text:span><text:span text:style-name="T11">,</text:span></text:p>
      <text:p text:style-name="P16"><text:span text:style-name="T10"><text:s text:c="42"/></text:span><text:span text:style-name="T9">}</text:span></text:p>
      <text:p text:style-name="P16"><text:s text:c="28"/><text:span text:style-name="T9">}</text:span><text:span text:style-name="T11">,</text:span></text:p>
      <text:p text:style-name="P16"><text:span text:style-name="T10"><text:s text:c="27"/></text:span><text:span text:style-name="T9">}</text:span><text:span text:style-name="T11">,</text:span></text:p>
      <text:p text:style-name="P23"><text:span text:style-name="T10"><text:s text:c="8"/></text:span><text:span text:style-name="T9">}</text:span></text:p>
      <text:p text:style-name="P3"/>
      <text:p text:style-name="P3">file = <text:span text:style-name="T2">insydo_test/</text:span>myapp/push-to-index-esearch.py</text:p>
      <text:p text:style-name="P3">------------------------------------------------------------------------------------------------------------------------</text:p>
      <text:p text:style-name="P8"/>
      <text:p text:style-name="P15"><text:span text:style-name="T12">from </text:span><text:span text:style-name="T24">elasticsearch.client </text:span><text:span text:style-name="T12">import </text:span><text:span text:style-name="T24">IndicesClient</text:span></text:p>
      <text:p text:style-name="P15"><text:span text:style-name="T10">from </text:span>django.conf <text:span text:style-name="T10">import </text:span>settings</text:p>
      <text:p text:style-name="P14"><text:span text:style-name="T10">from </text:span>django.core.management.base <text:span text:style-name="T10">import </text:span>BaseCommand</text:p>
      <text:p text:style-name="P14"><text:span text:style-name="T10">from </text:span>elasticsearch.helpers <text:span text:style-name="T10">import </text:span>bulk</text:p>
      <text:p text:style-name="P14"><text:span text:style-name="T10">from </text:span>elastic_search_mapping <text:span text:style-name="T10">import </text:span>ESearch</text:p>
      <text:p text:style-name="P14"><text:span text:style-name="T10">class </text:span>Command(BaseCommand):</text:p>
      <text:p text:style-name="P16"><text:s text:c="4"/><text:span text:style-name="T11">def </text:span><text:span text:style-name="T21">handle</text:span><text:span text:style-name="T9">(</text:span><text:span text:style-name="T19">self</text:span><text:span text:style-name="T11">, </text:span><text:span text:style-name="T9">*args</text:span><text:span text:style-name="T11">, </text:span><text:span text:style-name="T9">**options):</text:span></text:p>
      <text:p text:style-name="P16"><text:s text:c="8"/><text:span text:style-name="T23">help </text:span><text:span text:style-name="T9">= </text:span><text:span text:style-name="T8">"My shiny new management command."</text:span></text:p>
      <text:p text:style-name="P16"><text:span text:style-name="T7"><text:s text:c="8"/></text:span><text:span text:style-name="T19">self</text:span><text:span text:style-name="T9">.recreate_index()</text:span></text:p>
      <text:p text:style-name="P16"><text:s text:c="8"/><text:span text:style-name="T19">self</text:span><text:span text:style-name="T9">.push_db_to_index()</text:span></text:p>
      <text:p text:style-name="P16"><text:s text:c="4"/><text:span text:style-name="T11">def </text:span><text:span text:style-name="T21">recreate_index</text:span><text:span text:style-name="T9">(</text:span><text:span text:style-name="T19">self</text:span><text:span text:style-name="T9">):</text:span></text:p>
      <text:p text:style-name="P16"><text:s text:c="8"/><text:span text:style-name="T9">indices_client = IndicesClient(</text:span><text:span text:style-name="T15">client</text:span><text:span text:style-name="T9">=settings.ES_CLIENT)</text:span></text:p>
      <text:p text:style-name="P16"><text:s text:c="8"/><text:span text:style-name="T9">index_name = ESearch._meta.es_index_name</text:span></text:p>
      <text:p text:style-name="P16"><text:s text:c="8"/><text:span text:style-name="T11">if </text:span><text:span text:style-name="T9">indices_client.exists(index_name):</text:span></text:p>
      <text:p text:style-name="P16"><text:s text:c="12"/><text:span text:style-name="T9">indices_client.delete(</text:span><text:span text:style-name="T15">index</text:span><text:span text:style-name="T9">=index_name)</text:span></text:p>
      <text:p text:style-name="P16"><text:s text:c="8"/><text:span text:style-name="T9">indices_client.create(</text:span><text:span text:style-name="T15">index</text:span><text:span text:style-name="T9">=index_name)</text:span></text:p>
      <text:p text:style-name="P16"><text:s text:c="8"/><text:span text:style-name="T9">indices_client.put_mapping(</text:span></text:p>
      <text:p text:style-name="P16"><text:s text:c="12"/><text:span text:style-name="T15">doc_type</text:span><text:span text:style-name="T9">=ESearch._meta.es_type_name</text:span><text:span text:style-name="T11">,</text:span></text:p>
      <text:p text:style-name="P16"><text:span text:style-name="T10"><text:s text:c="12"/></text:span><text:span text:style-name="T15">body</text:span><text:span text:style-name="T9">=ESearch._meta.es_mapping</text:span><text:span text:style-name="T11">,</text:span></text:p>
      <text:p text:style-name="P16"><text:span text:style-name="T10"><text:s text:c="12"/></text:span><text:span text:style-name="T15">index</text:span><text:span text:style-name="T9">=index_name</text:span></text:p>
      <text:p text:style-name="P16"><text:s text:c="8"/><text:span text:style-name="T9">)</text:span></text:p>
      <text:p text:style-name="P16"><text:s text:c="4"/><text:span text:style-name="T11">def </text:span><text:span text:style-name="T21">push_db_to_index</text:span><text:span text:style-name="T9">(</text:span><text:span text:style-name="T19">self</text:span><text:span text:style-name="T9">):</text:span></text:p>
      <text:p text:style-name="P16"><text:s text:c="8"/><text:span text:style-name="T9">data = [</text:span></text:p>
      <text:p text:style-name="P16"><text:s text:c="12"/><text:span text:style-name="T19">self</text:span><text:span text:style-name="T9">.convert_for_bulk(s</text:span><text:span text:style-name="T11">, </text:span><text:span text:style-name="T8">'create'</text:span><text:span text:style-name="T9">) </text:span><text:span text:style-name="T11">for </text:span><text:span text:style-name="T9">s </text:span><text:span text:style-name="T11">in </text:span><text:span text:style-name="T9">ESearch.objects.all()</text:span></text:p>
      <text:p text:style-name="P16"><text:s text:c="8"/><text:span text:style-name="T9">]</text:span></text:p>
      <text:p text:style-name="P16"><text:s text:c="8"/><text:span text:style-name="T9">bulk(</text:span><text:span text:style-name="T15">client</text:span><text:span text:style-name="T9">=settings.ES_CLIENT</text:span><text:span text:style-name="T11">, </text:span><text:span text:style-name="T15">actions</text:span><text:span text:style-name="T9">=data</text:span><text:span text:style-name="T11">, </text:span><text:span text:style-name="T15">stats_only</text:span><text:span text:style-name="T9">=</text:span><text:span text:style-name="T17">True</text:span><text:span text:style-name="T9">)</text:span></text:p>
      <text:p text:style-name="P16"><text:s text:c="4"/><text:span text:style-name="T11">def </text:span><text:span text:style-name="T21">convert_for_bulk</text:span><text:span text:style-name="T9">(</text:span><text:span text:style-name="T19">self</text:span><text:span text:style-name="T11">, </text:span><text:span text:style-name="T9">django_object</text:span><text:span text:style-name="T11">, </text:span><text:span text:style-name="T9">action=</text:span><text:span text:style-name="T17">None</text:span><text:span text:style-name="T9">):</text:span></text:p>
      <text:p text:style-name="P16"><text:s text:c="8"/><text:span text:style-name="T9">data = django_object.es_repr()</text:span></text:p>
      <text:p text:style-name="P16"><text:s text:c="8"/><text:span text:style-name="T9">metadata = {</text:span></text:p>
      <text:p text:style-name="P16"><text:s text:c="12"/><text:span text:style-name="T8">'_op_type'</text:span><text:span text:style-name="T9">: action</text:span><text:span text:style-name="T11">,</text:span></text:p>
      <text:p text:style-name="P16"><text:soft-page-break/><text:span text:style-name="T10"><text:s text:c="12"/></text:span><text:span text:style-name="T8">"_index"</text:span><text:span text:style-name="T9">: django_object._meta.es_index_name</text:span><text:span text:style-name="T11">,</text:span></text:p>
      <text:p text:style-name="P16"><text:span text:style-name="T10"><text:s text:c="12"/></text:span><text:span text:style-name="T8">"_type"</text:span><text:span text:style-name="T9">: django_object._meta.es_type_name</text:span><text:span text:style-name="T11">,</text:span></text:p>
      <text:p text:style-name="P16"><text:span text:style-name="T10"><text:s text:c="8"/></text:span><text:span text:style-name="T9">}</text:span></text:p>
      <text:p text:style-name="P16"><text:s text:c="8"/><text:span text:style-name="T9">data.update(**metadata)</text:span></text:p>
      <text:p text:style-name="P16"><text:s text:c="8"/><text:span text:style-name="T11">return </text:span><text:span text:style-name="T9">data</text:span></text:p>
      <text:p text:style-name="P16"><text:s text:c="4"/><text:span text:style-name="T11">def </text:span><text:span text:style-name="T21">es_repr</text:span><text:span text:style-name="T9">(</text:span><text:span text:style-name="T19">self</text:span><text:span text:style-name="T9">):</text:span></text:p>
      <text:p text:style-name="P16"><text:s text:c="8"/><text:span text:style-name="T9">data = {}</text:span></text:p>
      <text:p text:style-name="P16"><text:s text:c="8"/><text:span text:style-name="T9">mapping = </text:span><text:span text:style-name="T19">self</text:span><text:span text:style-name="T9">._meta.es_mapping</text:span></text:p>
      <text:p text:style-name="P16"><text:s text:c="8"/><text:span text:style-name="T9">data[</text:span><text:span text:style-name="T8">'_id'</text:span><text:span text:style-name="T9">] = </text:span><text:span text:style-name="T19">self</text:span><text:span text:style-name="T9">.pk</text:span></text:p>
      <text:p text:style-name="P16"><text:s text:c="8"/><text:span text:style-name="T11">for </text:span><text:span text:style-name="T9">field_name </text:span><text:span text:style-name="T11">in </text:span><text:span text:style-name="T9">mapping[</text:span><text:span text:style-name="T8">'properties'</text:span><text:span text:style-name="T9">].keys():</text:span></text:p>
      <text:p text:style-name="P16"><text:s text:c="12"/><text:span text:style-name="T9">data[field_name] = </text:span><text:span text:style-name="T19">self</text:span><text:span text:style-name="T9">.field_es_repr(field_name)</text:span></text:p>
      <text:p text:style-name="P16"><text:s text:c="8"/><text:span text:style-name="T11">return </text:span><text:span text:style-name="T9">data</text:span></text:p>
      <text:p text:style-name="P16"><text:s text:c="4"/><text:span text:style-name="T11">def </text:span><text:span text:style-name="T21">field_es_repr</text:span><text:span text:style-name="T9">(</text:span><text:span text:style-name="T19">self</text:span><text:span text:style-name="T11">, </text:span><text:span text:style-name="T9">field_name):</text:span></text:p>
      <text:p text:style-name="P16"><text:s text:c="8"/><text:span text:style-name="T9">config = </text:span><text:span text:style-name="T19">self</text:span><text:span text:style-name="T9">._meta.es_mapping[</text:span><text:span text:style-name="T8">'properties'</text:span><text:span text:style-name="T9">][field_name]</text:span></text:p>
      <text:p text:style-name="P16"><text:s text:c="8"/><text:span text:style-name="T11">if </text:span><text:span text:style-name="T17">hasattr</text:span><text:span text:style-name="T9">(</text:span><text:span text:style-name="T19">self</text:span><text:span text:style-name="T11">, </text:span><text:span text:style-name="T8">'get_es_%s' </text:span><text:span text:style-name="T9">% field_name):</text:span></text:p>
      <text:p text:style-name="P16"><text:s text:c="12"/><text:span text:style-name="T9">field_es_value = </text:span><text:span text:style-name="T17">getattr</text:span><text:span text:style-name="T9">(</text:span><text:span text:style-name="T19">self</text:span><text:span text:style-name="T11">, </text:span><text:span text:style-name="T8">'get_es_%s' </text:span><text:span text:style-name="T9">% field_name)()</text:span></text:p>
      <text:p text:style-name="P16"><text:s text:c="8"/><text:span text:style-name="T11">else</text:span><text:span text:style-name="T9">:</text:span></text:p>
      <text:p text:style-name="P16"><text:s text:c="12"/><text:span text:style-name="T11">if </text:span><text:span text:style-name="T9">config[</text:span><text:span text:style-name="T8">'type'</text:span><text:span text:style-name="T9">] == </text:span><text:span text:style-name="T8">'object'</text:span><text:span text:style-name="T9">:</text:span></text:p>
      <text:p text:style-name="P16"><text:s text:c="16"/><text:span text:style-name="T9">related_object = </text:span><text:span text:style-name="T17">getattr</text:span><text:span text:style-name="T9">(</text:span><text:span text:style-name="T19">self</text:span><text:span text:style-name="T11">, </text:span><text:span text:style-name="T9">field_name)</text:span></text:p>
      <text:p text:style-name="P16"><text:s text:c="16"/><text:span text:style-name="T9">field_es_value = {}</text:span></text:p>
      <text:p text:style-name="P16"><text:s text:c="16"/><text:span text:style-name="T9">field_es_value[</text:span><text:span text:style-name="T8">'_id'</text:span><text:span text:style-name="T9">] = related_object.pk</text:span></text:p>
      <text:p text:style-name="P16"><text:s text:c="16"/><text:span text:style-name="T11">for </text:span><text:span text:style-name="T9">prop </text:span><text:span text:style-name="T11">in </text:span><text:span text:style-name="T9">config[</text:span><text:span text:style-name="T8">'properties'</text:span><text:span text:style-name="T9">].keys():</text:span></text:p>
      <text:p text:style-name="P16"><text:s text:c="20"/><text:span text:style-name="T9">field_es_value[prop] = </text:span><text:span text:style-name="T17">getattr</text:span><text:span text:style-name="T9">(related_object</text:span><text:span text:style-name="T11">, </text:span><text:span text:style-name="T9">prop)</text:span></text:p>
      <text:p text:style-name="P16"><text:s text:c="12"/><text:span text:style-name="T11">else</text:span><text:span text:style-name="T9">:</text:span></text:p>
      <text:p text:style-name="P16"><text:s text:c="16"/><text:span text:style-name="T9">field_es_value = </text:span><text:span text:style-name="T17">getattr</text:span><text:span text:style-name="T9">(</text:span><text:span text:style-name="T19">self</text:span><text:span text:style-name="T11">, </text:span><text:span text:style-name="T9">field_name)</text:span></text:p>
      <text:p text:style-name="P16"><text:s text:c="8"/><text:span text:style-name="T11">return </text:span><text:span text:style-name="T9">field_es_value</text:span></text:p>
      <text:p text:style-name="P16"><text:s text:c="4"/><text:span text:style-name="T11">def </text:span><text:span text:style-name="T21">get_es_name_complete</text:span><text:span text:style-name="T9">(</text:span><text:span text:style-name="T19">self</text:span><text:span text:style-name="T9">):</text:span></text:p>
      <text:p text:style-name="P16"><text:s text:c="8"/><text:span text:style-name="T11">return </text:span><text:span text:style-name="T9">{</text:span></text:p>
      <text:p text:style-name="P16"><text:s text:c="12"/><text:span text:style-name="T8">"input"</text:span><text:span text:style-name="T9">: [</text:span><text:span text:style-name="T19">self</text:span><text:span text:style-name="T9">.id</text:span><text:span text:style-name="T11">, </text:span><text:span text:style-name="T19">self</text:span><text:span text:style-name="T9">.name]</text:span><text:span text:style-name="T11">,</text:span></text:p>
      <text:p text:style-name="P16"><text:span text:style-name="T10"><text:s text:c="12"/></text:span><text:span text:style-name="T8">"output"</text:span><text:span text:style-name="T9">: </text:span><text:span text:style-name="T8">"%s %s" </text:span><text:span text:style-name="T9">% (</text:span><text:span text:style-name="T19">self</text:span><text:span text:style-name="T9">.id</text:span><text:span text:style-name="T11">, </text:span><text:span text:style-name="T19">self</text:span><text:span text:style-name="T9">.name)</text:span><text:span text:style-name="T11">,</text:span></text:p>
      <text:p text:style-name="P16"><text:span text:style-name="T10"><text:s text:c="12"/></text:span><text:span text:style-name="T8">"payload"</text:span><text:span text:style-name="T9">: {</text:span><text:span text:style-name="T8">"pk"</text:span><text:span text:style-name="T9">: </text:span><text:span text:style-name="T19">self</text:span><text:span text:style-name="T9">.pk}</text:span><text:span text:style-name="T11">,</text:span></text:p>
      <text:p text:style-name="P23"><text:span text:style-name="T10"><text:s text:c="8"/></text:span><text:span text:style-name="T9">}</text:span></text:p>
      <text:p text:style-name="P3"/>
      <text:p text:style-name="P3">file = <text:s/><text:span text:style-name="T2">insydo_test/</text:span>myapp/base.py</text:p>
      <text:p text:style-name="P3">------------------------------------------------------------------------------------------------------------------------</text:p>
      <text:p text:style-name="P5"/>
      <text:p text:style-name="P13"><text:span text:style-name="T10">from </text:span>elasticsearch <text:span text:style-name="T10">import </text:span>Elasticsearch<text:span text:style-name="T10">, </text:span>RequestsHttpConnection</text:p>
      <text:p text:style-name="P14">ES_CLIENT = Elasticsearch(</text:p>
      <text:p text:style-name="P16"><text:s text:c="4"/><text:span text:style-name="T9">[</text:span><text:span text:style-name="T8">'http://127.0.0.1:9200/'</text:span><text:span text:style-name="T9">]</text:span><text:span text:style-name="T11">,</text:span></text:p>
      <text:p text:style-name="P16"><text:span text:style-name="T10"><text:s text:c="4"/></text:span><text:span text:style-name="T15">connection_class</text:span><text:span text:style-name="T9">=RequestsHttpConnection</text:span></text:p>
      <text:p text:style-name="P24">)</text:p>
      <text:p text:style-name="P3">file = <text:s/><text:span text:style-name="T2">insydo_test/</text:span>myapp/views.py</text:p>
      <text:p text:style-name="P3">------------------------------------------------------------------------------------------------------------------------</text:p>
      <text:p text:style-name="P6"/>
      <text:p text:style-name="P13"><text:span text:style-name="T10">from </text:span>urllib <text:span text:style-name="T10">import </text:span>urlencode</text:p>
      <text:p text:style-name="P14"><text:span text:style-name="T10">from </text:span>copy <text:span text:style-name="T10">import </text:span>deepcopy</text:p>
      <text:p text:style-name="P14"><text:span text:style-name="T10">from </text:span>django.http <text:span text:style-name="T10">import </text:span>HttpResponse</text:p>
      <text:p text:style-name="P14"><text:span text:style-name="T10">from </text:span>django.conf <text:span text:style-name="T10">import </text:span>settings</text:p>
      <text:p text:style-name="P14"><text:span text:style-name="T10">from </text:span>django.views.generic.base <text:span text:style-name="T10">import </text:span>TemplateView</text:p>
      <text:p text:style-name="P14"><text:span text:style-name="T10">from </text:span>elastic_search_mapping <text:span text:style-name="T10">import </text:span>ESearch</text:p>
      <text:p text:style-name="P14"><text:span text:style-name="T10">from </text:span>django.contrib.auth.models <text:span text:style-name="T10">import </text:span>User</text:p>
      <text:p text:style-name="P14"><text:span text:style-name="T10">from </text:span>django.shortcuts <text:span text:style-name="T10">import </text:span>render</text:p>
      <text:p text:style-name="P20"><text:soft-page-break/># from django.views.decorators.csrf import csrf_exempt</text:p>
      <text:p text:style-name="P24"><text:span text:style-name="T10">import </text:span>json</text:p>
      <text:p text:style-name="P21"/>
      <text:p text:style-name="P21">##### Elastic Search Fuctionalities #####</text:p>
      <text:p text:style-name="P14">client = settings.ES_CLIENT</text:p>
      <text:p text:style-name="P14"><text:span text:style-name="T10">def </text:span><text:span text:style-name="T20">autocomplete_view</text:span>(request):</text:p>
      <text:p text:style-name="P16"><text:s text:c="4"/><text:span text:style-name="T9">query = request.GET.get(</text:span><text:span text:style-name="T8">'term'</text:span><text:span text:style-name="T11">, </text:span><text:span text:style-name="T8">''</text:span><text:span text:style-name="T9">)</text:span></text:p>
      <text:p text:style-name="P16"><text:s text:c="4"/><text:span text:style-name="T9">resp = client.suggest(</text:span></text:p>
      <text:p text:style-name="P16"><text:s text:c="8"/><text:span text:style-name="T15">index</text:span><text:span text:style-name="T9">=</text:span><text:span text:style-name="T8">'django'</text:span><text:span text:style-name="T11">,</text:span></text:p>
      <text:p text:style-name="P16"><text:span text:style-name="T10"><text:s text:c="8"/></text:span><text:span text:style-name="T15">body</text:span><text:span text:style-name="T9">={</text:span></text:p>
      <text:p text:style-name="P16"><text:s text:c="12"/><text:span text:style-name="T8">'name_complete'</text:span><text:span text:style-name="T9">: {</text:span></text:p>
      <text:p text:style-name="P16"><text:s text:c="16"/><text:span text:style-name="T8">"text"</text:span><text:span text:style-name="T9">: query</text:span><text:span text:style-name="T11">,</text:span></text:p>
      <text:p text:style-name="P16"><text:span text:style-name="T10"><text:s text:c="16"/></text:span><text:span text:style-name="T8">"completion"</text:span><text:span text:style-name="T9">: {</text:span></text:p>
      <text:p text:style-name="P16"><text:s text:c="20"/><text:span text:style-name="T8">"field"</text:span><text:span text:style-name="T9">: </text:span><text:span text:style-name="T8">'name_complete'</text:span><text:span text:style-name="T11">,</text:span></text:p>
      <text:p text:style-name="P16"><text:span text:style-name="T10"><text:s text:c="16"/></text:span><text:span text:style-name="T9">}</text:span></text:p>
      <text:p text:style-name="P16"><text:s text:c="12"/><text:span text:style-name="T9">}</text:span></text:p>
      <text:p text:style-name="P16"><text:s text:c="8"/><text:span text:style-name="T9">}</text:span></text:p>
      <text:p text:style-name="P16"><text:s text:c="4"/><text:span text:style-name="T9">)</text:span></text:p>
      <text:p text:style-name="P16"><text:s text:c="4"/><text:span text:style-name="T9">options = resp[</text:span><text:span text:style-name="T8">'name_complete'</text:span><text:span text:style-name="T9">][</text:span><text:span text:style-name="T26">0</text:span><text:span text:style-name="T9">][</text:span><text:span text:style-name="T8">'options'</text:span><text:span text:style-name="T9">]</text:span></text:p>
      <text:p text:style-name="P16"><text:s text:c="4"/><text:span text:style-name="T9">data = json.dumps(</text:span></text:p>
      <text:p text:style-name="P16"><text:s text:c="8"/><text:span text:style-name="T9">[{</text:span><text:span text:style-name="T8">'id'</text:span><text:span text:style-name="T9">: i[</text:span><text:span text:style-name="T8">'payload'</text:span><text:span text:style-name="T9">][</text:span><text:span text:style-name="T8">'pk'</text:span><text:span text:style-name="T9">]</text:span><text:span text:style-name="T11">, </text:span><text:span text:style-name="T8">'value'</text:span><text:span text:style-name="T9">: i[</text:span><text:span text:style-name="T8">'text'</text:span><text:span text:style-name="T9">]} </text:span><text:span text:style-name="T11">for </text:span><text:span text:style-name="T9">i </text:span><text:span text:style-name="T11">in </text:span><text:span text:style-name="T9">options]</text:span></text:p>
      <text:p text:style-name="P16"><text:s text:c="4"/><text:span text:style-name="T9">)</text:span></text:p>
      <text:p text:style-name="P16"><text:s text:c="4"/><text:span text:style-name="T9">mimetype = </text:span><text:span text:style-name="T8">'application/json'</text:span></text:p>
      <text:p text:style-name="P16"><text:span text:style-name="T7"><text:s text:c="4"/></text:span><text:span text:style-name="T11">return </text:span><text:span text:style-name="T9">HttpResponse(data</text:span><text:span text:style-name="T11">, </text:span><text:span text:style-name="T9">mimetype)</text:span></text:p>
      <text:p text:style-name="P14"><text:span text:style-name="T10">def </text:span><text:span text:style-name="T20">user_detail</text:span>(request):</text:p>
      <text:p text:style-name="P16"><text:s text:c="4"/><text:span text:style-name="T9">user_id = request.GET.get(</text:span><text:span text:style-name="T8">'id'</text:span><text:span text:style-name="T9">)</text:span></text:p>
      <text:p text:style-name="P16"><text:s text:c="4"/><text:span text:style-name="T9">student = ESearch.objects.get(</text:span><text:span text:style-name="T15">pk</text:span><text:span text:style-name="T9">=user_id)</text:span></text:p>
      <text:p text:style-name="P16"><text:s text:c="4"/><text:span text:style-name="T11">return </text:span><text:span text:style-name="T9">render(request</text:span><text:span text:style-name="T11">, </text:span><text:span text:style-name="T8">'user_details.html'</text:span><text:span text:style-name="T11">, </text:span><text:span text:style-name="T15">context</text:span><text:span text:style-name="T9">={</text:span><text:span text:style-name="T8">'user'</text:span><text:span text:style-name="T9">: student})</text:span></text:p>
      <text:p text:style-name="P14"><text:span text:style-name="T10">class </text:span>HomePageView(TemplateView):</text:p>
      <text:p text:style-name="P16"><text:s text:c="4"/><text:span text:style-name="T9">template_name = </text:span><text:span text:style-name="T8">"elastic_search_template.html"</text:span></text:p>
      <text:p text:style-name="P16"><text:span text:style-name="T7"><text:s text:c="4"/></text:span><text:span text:style-name="T11">def </text:span><text:span text:style-name="T21">get_context_data</text:span><text:span text:style-name="T9">(</text:span><text:span text:style-name="T19">self</text:span><text:span text:style-name="T11">, </text:span><text:span text:style-name="T9">**kwargs):</text:span></text:p>
      <text:p text:style-name="P16"><text:s text:c="8"/><text:span text:style-name="T9">body = {</text:span></text:p>
      <text:p text:style-name="P16"><text:s text:c="12"/><text:span text:style-name="T8">'aggs'</text:span><text:span text:style-name="T9">: {</text:span></text:p>
      <text:p text:style-name="P16"><text:s text:c="16"/><text:span text:style-name="T8">'business'</text:span><text:span text:style-name="T9">: {</text:span></text:p>
      <text:p text:style-name="P16"><text:s text:c="20"/><text:span text:style-name="T8">'terms'</text:span><text:span text:style-name="T9">: {</text:span></text:p>
      <text:p text:style-name="P16"><text:s text:c="24"/><text:span text:style-name="T8">'field'</text:span><text:span text:style-name="T9">: </text:span><text:span text:style-name="T8">'course_names'</text:span><text:span text:style-name="T11">, </text:span><text:span text:style-name="T8">'size'</text:span><text:span text:style-name="T9">: </text:span><text:span text:style-name="T26">0</text:span></text:p>
      <text:p text:style-name="P16"><text:span text:style-name="T25"><text:s text:c="20"/></text:span><text:span text:style-name="T9">}</text:span></text:p>
      <text:p text:style-name="P16"><text:s text:c="16"/><text:span text:style-name="T9">}</text:span><text:span text:style-name="T11">,</text:span></text:p>
      <text:p text:style-name="P16"><text:span text:style-name="T10"><text:s text:c="16"/></text:span><text:span text:style-name="T8">'keywords'</text:span><text:span text:style-name="T9">: {</text:span></text:p>
      <text:p text:style-name="P16"><text:s text:c="20"/><text:span text:style-name="T8">'terms'</text:span><text:span text:style-name="T9">: {</text:span></text:p>
      <text:p text:style-name="P16"><text:s text:c="24"/><text:span text:style-name="T8">'field'</text:span><text:span text:style-name="T9">: </text:span><text:span text:style-name="T8">'university.name'</text:span></text:p>
      <text:p text:style-name="P16"><text:span text:style-name="T7"><text:s text:c="20"/></text:span><text:span text:style-name="T9">}</text:span></text:p>
      <text:p text:style-name="P16"><text:s text:c="16"/><text:span text:style-name="T9">}</text:span></text:p>
      <text:p text:style-name="P16"><text:s text:c="12"/><text:span text:style-name="T9">}</text:span><text:span text:style-name="T11">,</text:span></text:p>
      <text:p text:style-name="P16"><text:span text:style-name="T10"><text:s text:c="12"/></text:span><text:span text:style-name="T23"># 'query': {'match_all': {}}</text:span></text:p>
      <text:p text:style-name="P16"><text:span text:style-name="T22"><text:s text:c="8"/></text:span><text:span text:style-name="T9">}</text:span></text:p>
      <text:p text:style-name="P16"><text:s text:c="8"/><text:span text:style-name="T9">es_query = </text:span><text:span text:style-name="T19">self</text:span><text:span text:style-name="T9">.gen_es_query(</text:span><text:span text:style-name="T19">self</text:span><text:span text:style-name="T9">.request)</text:span></text:p>
      <text:p text:style-name="P16"><text:s text:c="8"/><text:span text:style-name="T9">body.update({</text:span><text:span text:style-name="T8">'query'</text:span><text:span text:style-name="T9">: es_query})</text:span></text:p>
      <text:p text:style-name="P16"><text:s text:c="8"/><text:span text:style-name="T9">search_result = client.search(</text:span><text:span text:style-name="T15">index</text:span><text:span text:style-name="T9">=</text:span><text:span text:style-name="T8">'django'</text:span><text:span text:style-name="T11">, </text:span><text:span text:style-name="T15">doc_type</text:span><text:span text:style-name="T9">=</text:span><text:span text:style-name="T8">'esearch'</text:span><text:span text:style-name="T11">, </text:span><text:span text:style-name="T15">body</text:span><text:span text:style-name="T9">=body)</text:span></text:p>
      <text:p text:style-name="P16"><text:s text:c="8"/><text:span text:style-name="T9">context = </text:span><text:span text:style-name="T17">super</text:span><text:span text:style-name="T9">(HomePageView</text:span><text:span text:style-name="T11">, </text:span><text:span text:style-name="T19">self</text:span><text:span text:style-name="T9">).get_context_data(**kwargs)</text:span></text:p>
      <text:p text:style-name="P16"><text:soft-page-break/><text:s text:c="8"/><text:span text:style-name="T9">context[</text:span><text:span text:style-name="T8">'hits'</text:span><text:span text:style-name="T9">] = [</text:span></text:p>
      <text:p text:style-name="P16"><text:s text:c="12"/><text:span text:style-name="T19">self</text:span><text:span text:style-name="T9">.convert_hit_to_template(c) </text:span><text:span text:style-name="T11">for </text:span><text:span text:style-name="T9">c </text:span><text:span text:style-name="T11">in </text:span><text:span text:style-name="T9">search_result[</text:span><text:span text:style-name="T8">'hits'</text:span><text:span text:style-name="T9">][</text:span><text:span text:style-name="T8">'hits'</text:span><text:span text:style-name="T9">]</text:span></text:p>
      <text:p text:style-name="P16"><text:s text:c="8"/><text:span text:style-name="T9">]</text:span></text:p>
      <text:p text:style-name="P16"><text:s text:c="8"/><text:span text:style-name="T9">context[</text:span><text:span text:style-name="T8">'aggregations'</text:span><text:span text:style-name="T9">] = </text:span><text:span text:style-name="T19">self</text:span><text:span text:style-name="T9">.prepare_facet_data(</text:span></text:p>
      <text:p text:style-name="P16"><text:s text:c="12"/><text:span text:style-name="T9">search_result[</text:span><text:span text:style-name="T8">'aggregations'</text:span><text:span text:style-name="T9">]</text:span><text:span text:style-name="T11">,</text:span></text:p>
      <text:p text:style-name="P16"><text:span text:style-name="T10"><text:s text:c="12"/></text:span><text:span text:style-name="T19">self</text:span><text:span text:style-name="T9">.request.GET</text:span></text:p>
      <text:p text:style-name="P16"><text:s text:c="8"/><text:span text:style-name="T9">)</text:span></text:p>
      <text:p text:style-name="P16"><text:s text:c="8"/><text:span text:style-name="T11">return </text:span><text:span text:style-name="T9">context</text:span></text:p>
      <text:p text:style-name="P16"><text:s text:c="4"/><text:span text:style-name="T11">def </text:span><text:span text:style-name="T21">convert_hit_to_template</text:span><text:span text:style-name="T9">(</text:span><text:span text:style-name="T19">self</text:span><text:span text:style-name="T11">, </text:span><text:span text:style-name="T9">hit1):</text:span></text:p>
      <text:p text:style-name="P16"><text:s text:c="8"/><text:span text:style-name="T9">hit = deepcopy(hit1)</text:span></text:p>
      <text:p text:style-name="P16"><text:s text:c="8"/><text:span text:style-name="T9">almost_ready = hit[</text:span><text:span text:style-name="T8">'_source'</text:span><text:span text:style-name="T9">]</text:span></text:p>
      <text:p text:style-name="P16"><text:s text:c="8"/><text:span text:style-name="T9">almost_ready[</text:span><text:span text:style-name="T8">'pk'</text:span><text:span text:style-name="T9">] = hit[</text:span><text:span text:style-name="T8">'_id'</text:span><text:span text:style-name="T9">]</text:span></text:p>
      <text:p text:style-name="P16"><text:s text:c="8"/><text:span text:style-name="T11">return </text:span><text:span text:style-name="T9">almost_ready</text:span></text:p>
      <text:p text:style-name="P16"><text:s text:c="4"/><text:span text:style-name="T11">def </text:span><text:span text:style-name="T21">facet_url_args</text:span><text:span text:style-name="T9">(</text:span><text:span text:style-name="T19">self</text:span><text:span text:style-name="T11">, </text:span><text:span text:style-name="T9">url_args</text:span><text:span text:style-name="T11">, </text:span><text:span text:style-name="T9">field_name</text:span><text:span text:style-name="T11">, </text:span><text:span text:style-name="T9">field_value):</text:span></text:p>
      <text:p text:style-name="P16"><text:s text:c="8"/><text:span text:style-name="T9">is_active = </text:span><text:span text:style-name="T17">False</text:span></text:p>
      <text:p text:style-name="P16"><text:span text:style-name="T16"><text:s text:c="8"/></text:span><text:span text:style-name="T11">if </text:span><text:span text:style-name="T9">url_args.get(field_name):</text:span></text:p>
      <text:p text:style-name="P16"><text:s text:c="12"/><text:span text:style-name="T9">base_list = url_args[field_name].split(</text:span><text:span text:style-name="T8">','</text:span><text:span text:style-name="T9">)</text:span></text:p>
      <text:p text:style-name="P16"><text:s text:c="12"/><text:span text:style-name="T11">if </text:span><text:span text:style-name="T9">field_value </text:span><text:span text:style-name="T11">in </text:span><text:span text:style-name="T9">base_list:</text:span></text:p>
      <text:p text:style-name="P16"><text:s text:c="16"/><text:span text:style-name="T11">del </text:span><text:span text:style-name="T9">base_list[base_list.index(field_value)]</text:span></text:p>
      <text:p text:style-name="P16"><text:s text:c="16"/><text:span text:style-name="T9">is_active = </text:span><text:span text:style-name="T17">True</text:span></text:p>
      <text:p text:style-name="P16"><text:span text:style-name="T16"><text:s text:c="12"/></text:span><text:span text:style-name="T11">else</text:span><text:span text:style-name="T9">:</text:span></text:p>
      <text:p text:style-name="P16"><text:s text:c="16"/><text:span text:style-name="T9">base_list.append(field_value)</text:span></text:p>
      <text:p text:style-name="P16"><text:s text:c="12"/><text:span text:style-name="T9">url_args[field_name] = </text:span><text:span text:style-name="T8">','</text:span><text:span text:style-name="T9">.join(base_list)</text:span></text:p>
      <text:p text:style-name="P16"><text:s text:c="8"/><text:span text:style-name="T11">else</text:span><text:span text:style-name="T9">:</text:span></text:p>
      <text:p text:style-name="P16"><text:s text:c="12"/><text:span text:style-name="T9">url_args[field_name] = field_value</text:span></text:p>
      <text:p text:style-name="P16"><text:s text:c="8"/><text:span text:style-name="T11">return </text:span><text:span text:style-name="T9">url_args</text:span><text:span text:style-name="T11">, </text:span><text:span text:style-name="T9">is_active</text:span></text:p>
      <text:p text:style-name="P16"><text:s text:c="4"/><text:span text:style-name="T11">def </text:span><text:span text:style-name="T21">prepare_facet_data</text:span><text:span text:style-name="T9">(</text:span><text:span text:style-name="T19">self</text:span><text:span text:style-name="T11">, </text:span><text:span text:style-name="T9">aggregations_dict</text:span><text:span text:style-name="T11">, </text:span><text:span text:style-name="T9">get_args):</text:span></text:p>
      <text:p text:style-name="P16"><text:s text:c="8"/><text:span text:style-name="T9">resp = {}</text:span></text:p>
      <text:p text:style-name="P16"><text:s text:c="8"/><text:span text:style-name="T11">for </text:span><text:span text:style-name="T9">area </text:span><text:span text:style-name="T11">in </text:span><text:span text:style-name="T9">aggregations_dict.keys():</text:span></text:p>
      <text:p text:style-name="P16"><text:s text:c="12"/><text:span text:style-name="T9">resp[area] = []</text:span></text:p>
      <text:p text:style-name="P16"><text:s text:c="12"/><text:span text:style-name="T11">if </text:span><text:span text:style-name="T9">area == </text:span><text:span text:style-name="T8">'age'</text:span><text:span text:style-name="T9">:</text:span></text:p>
      <text:p text:style-name="P16"><text:s text:c="16"/><text:span text:style-name="T9">resp[area] = aggregations_dict[area][</text:span><text:span text:style-name="T8">'buckets'</text:span><text:span text:style-name="T9">]</text:span></text:p>
      <text:p text:style-name="P16"><text:s text:c="16"/><text:span text:style-name="T11">continue</text:span></text:p>
      <text:p text:style-name="P16"><text:span text:style-name="T10"><text:s text:c="12"/></text:span><text:span text:style-name="T11">for </text:span><text:span text:style-name="T9">item </text:span><text:span text:style-name="T11">in </text:span><text:span text:style-name="T9">aggregations_dict[area][</text:span><text:span text:style-name="T8">'buckets'</text:span><text:span text:style-name="T9">]:</text:span></text:p>
      <text:p text:style-name="P16"><text:s text:c="16"/><text:span text:style-name="T9">url_args</text:span><text:span text:style-name="T11">, </text:span><text:span text:style-name="T9">is_active = </text:span><text:span text:style-name="T19">self</text:span><text:span text:style-name="T9">.facet_url_args(</text:span></text:p>
      <text:p text:style-name="P16"><text:s text:c="20"/><text:span text:style-name="T15">url_args</text:span><text:span text:style-name="T9">=deepcopy(get_args.dict())</text:span><text:span text:style-name="T11">,</text:span></text:p>
      <text:p text:style-name="P16"><text:span text:style-name="T10"><text:s text:c="20"/></text:span><text:span text:style-name="T15">field_name</text:span><text:span text:style-name="T9">=area</text:span><text:span text:style-name="T11">,</text:span></text:p>
      <text:p text:style-name="P16"><text:span text:style-name="T10"><text:s text:c="20"/></text:span><text:span text:style-name="T15">field_value</text:span><text:span text:style-name="T9">=item[</text:span><text:span text:style-name="T8">'key'</text:span><text:span text:style-name="T9">]</text:span></text:p>
      <text:p text:style-name="P16"><text:s text:c="16"/><text:span text:style-name="T9">)</text:span></text:p>
      <text:p text:style-name="P16"><text:s text:c="16"/><text:span text:style-name="T9">resp[area].append({</text:span></text:p>
      <text:p text:style-name="P16"><text:s text:c="20"/><text:span text:style-name="T8">'url_args'</text:span><text:span text:style-name="T9">: urlencode(url_args)</text:span><text:span text:style-name="T11">,</text:span></text:p>
      <text:p text:style-name="P16"><text:span text:style-name="T10"><text:s text:c="20"/></text:span><text:span text:style-name="T8">'name'</text:span><text:span text:style-name="T9">: item[</text:span><text:span text:style-name="T8">'key'</text:span><text:span text:style-name="T9">]</text:span><text:span text:style-name="T11">,</text:span></text:p>
      <text:p text:style-name="P16"><text:span text:style-name="T10"><text:s text:c="20"/></text:span><text:span text:style-name="T8">'count'</text:span><text:span text:style-name="T9">: item[</text:span><text:span text:style-name="T8">'doc_count'</text:span><text:span text:style-name="T9">]</text:span><text:span text:style-name="T11">,</text:span></text:p>
      <text:p text:style-name="P16"><text:span text:style-name="T10"><text:s text:c="20"/></text:span><text:span text:style-name="T8">'is_active'</text:span><text:span text:style-name="T9">: is_active</text:span></text:p>
      <text:p text:style-name="P16"><text:s text:c="16"/><text:span text:style-name="T9">})</text:span></text:p>
      <text:p text:style-name="P16"><text:s text:c="8"/><text:span text:style-name="T11">return </text:span><text:span text:style-name="T9">resp</text:span></text:p>
      <text:p text:style-name="P16"><text:s text:c="4"/><text:span text:style-name="T11">def </text:span><text:span text:style-name="T21">gen_es_query</text:span><text:span text:style-name="T9">(</text:span><text:span text:style-name="T19">self</text:span><text:span text:style-name="T11">, </text:span><text:span text:style-name="T9">request):</text:span></text:p>
      <text:p text:style-name="P16"><text:s text:c="8"/><text:span text:style-name="T9">req_dict = deepcopy(request.GET.dict())</text:span></text:p>
      <text:p text:style-name="P16"><text:s text:c="8"/><text:span text:style-name="T11">if not </text:span><text:span text:style-name="T9">req_dict:</text:span></text:p>
      <text:p text:style-name="P16"><text:s text:c="12"/><text:span text:style-name="T11">return </text:span><text:span text:style-name="T9">{</text:span><text:span text:style-name="T8">'match_all'</text:span><text:span text:style-name="T9">: {}}</text:span></text:p>
      <text:p text:style-name="P16"><text:s text:c="8"/><text:span text:style-name="T9">filters = []</text:span></text:p>
      <text:p text:style-name="P16"><text:s text:c="8"/><text:span text:style-name="T11">for </text:span><text:span text:style-name="T9">field_name </text:span><text:span text:style-name="T11">in </text:span><text:span text:style-name="T9">req_dict.keys():</text:span></text:p>
      <text:p text:style-name="P16"><text:soft-page-break/><text:s text:c="12"/><text:span text:style-name="T11">if </text:span><text:span text:style-name="T8">'__' </text:span><text:span text:style-name="T11">in </text:span><text:span text:style-name="T9">field_name:</text:span></text:p>
      <text:p text:style-name="P16"><text:s text:c="16"/><text:span text:style-name="T9">filter_field_name = field_name.replace(</text:span><text:span text:style-name="T8">'__'</text:span><text:span text:style-name="T11">, </text:span><text:span text:style-name="T8">'.'</text:span><text:span text:style-name="T9">)</text:span></text:p>
      <text:p text:style-name="P16"><text:s text:c="12"/><text:span text:style-name="T11">else</text:span><text:span text:style-name="T9">:</text:span></text:p>
      <text:p text:style-name="P16"><text:s text:c="16"/><text:span text:style-name="T9">filter_field_name = field_name</text:span></text:p>
      <text:p text:style-name="P16"><text:s text:c="12"/><text:span text:style-name="T11">for </text:span><text:span text:style-name="T9">field_value </text:span><text:span text:style-name="T11">in </text:span><text:span text:style-name="T9">req_dict[field_name].split(</text:span><text:span text:style-name="T8">','</text:span><text:span text:style-name="T9">):</text:span></text:p>
      <text:p text:style-name="P16"><text:s text:c="16"/><text:span text:style-name="T11">if not </text:span><text:span text:style-name="T9">field_value:</text:span></text:p>
      <text:p text:style-name="P16"><text:s text:c="20"/><text:span text:style-name="T11">continue</text:span></text:p>
      <text:p text:style-name="P16"><text:span text:style-name="T10"><text:s text:c="16"/></text:span><text:span text:style-name="T9">filters.append(</text:span></text:p>
      <text:p text:style-name="P16"><text:s text:c="20"/><text:span text:style-name="T9">{</text:span></text:p>
      <text:p text:style-name="P16"><text:s text:c="24"/><text:span text:style-name="T8">'term'</text:span><text:span text:style-name="T9">: {filter_field_name: field_value}</text:span><text:span text:style-name="T11">,</text:span></text:p>
      <text:p text:style-name="P16"><text:span text:style-name="T10"><text:s text:c="20"/></text:span><text:span text:style-name="T9">}</text:span></text:p>
      <text:p text:style-name="P16"><text:s text:c="16"/><text:span text:style-name="T9">)</text:span></text:p>
      <text:p text:style-name="P16"><text:s text:c="8"/><text:span text:style-name="T11">return </text:span><text:span text:style-name="T9">{</text:span></text:p>
      <text:p text:style-name="P16"><text:s text:c="12"/><text:span text:style-name="T8">'filtered'</text:span><text:span text:style-name="T9">: {</text:span></text:p>
      <text:p text:style-name="P16"><text:s text:c="16"/><text:span text:style-name="T8">'query'</text:span><text:span text:style-name="T9">: {</text:span><text:span text:style-name="T8">'match_all'</text:span><text:span text:style-name="T9">: {}}</text:span><text:span text:style-name="T11">,</text:span></text:p>
      <text:p text:style-name="P16"><text:span text:style-name="T10"><text:s text:c="16"/></text:span><text:span text:style-name="T8">'filter'</text:span><text:span text:style-name="T9">: {</text:span></text:p>
      <text:p text:style-name="P16"><text:s text:c="20"/><text:span text:style-name="T8">'bool'</text:span><text:span text:style-name="T9">: {</text:span></text:p>
      <text:p text:style-name="P16"><text:s text:c="24"/><text:span text:style-name="T8">'must'</text:span><text:span text:style-name="T9">: filters</text:span></text:p>
      <text:p text:style-name="P16"><text:s text:c="20"/><text:span text:style-name="T9">}</text:span></text:p>
      <text:p text:style-name="P16"><text:s text:c="16"/><text:span text:style-name="T9">}</text:span></text:p>
      <text:p text:style-name="P16"><text:s text:c="12"/><text:span text:style-name="T9">}</text:span></text:p>
      <text:p text:style-name="P16"><text:s text:c="8"/><text:span text:style-name="T9">}</text:span></text:p>
      <text:p text:style-name="P16"><text:s text:c="4"/><text:span text:style-name="T11">def </text:span><text:span text:style-name="T21">delete</text:span><text:span text:style-name="T9">(</text:span><text:span text:style-name="T19">self</text:span><text:span text:style-name="T11">, </text:span><text:span text:style-name="T9">es_client=</text:span><text:span text:style-name="T17">None</text:span><text:span text:style-name="T11">, </text:span><text:span text:style-name="T9">*args</text:span><text:span text:style-name="T11">, </text:span><text:span text:style-name="T9">**kwargs):</text:span></text:p>
      <text:p text:style-name="P16"><text:s text:c="8"/><text:span text:style-name="T9">prev_pk = </text:span><text:span text:style-name="T19">self</text:span><text:span text:style-name="T9">.pk</text:span></text:p>
      <text:p text:style-name="P16"><text:s text:c="8"/><text:span text:style-name="T17">super</text:span><text:span text:style-name="T9">(ESearch</text:span><text:span text:style-name="T11">, </text:span><text:span text:style-name="T19">self</text:span><text:span text:style-name="T9">).delete(*args</text:span><text:span text:style-name="T11">, </text:span><text:span text:style-name="T9">**kwargs)</text:span></text:p>
      <text:p text:style-name="P16"><text:s text:c="8"/><text:span text:style-name="T9">es_client.delete(</text:span></text:p>
      <text:p text:style-name="P16"><text:s text:c="12"/><text:span text:style-name="T15">index</text:span><text:span text:style-name="T9">=</text:span><text:span text:style-name="T19">self</text:span><text:span text:style-name="T9">._meta.es_index_name</text:span><text:span text:style-name="T11">,</text:span></text:p>
      <text:p text:style-name="P16"><text:span text:style-name="T10"><text:s text:c="12"/></text:span><text:span text:style-name="T15">doc_type</text:span><text:span text:style-name="T9">=</text:span><text:span text:style-name="T19">self</text:span><text:span text:style-name="T9">._meta.es_type_name</text:span><text:span text:style-name="T11">,</text:span></text:p>
      <text:p text:style-name="P16"><text:span text:style-name="T10"><text:s text:c="12"/></text:span><text:span text:style-name="T15">id</text:span><text:span text:style-name="T9">=prev_pk</text:span><text:span text:style-name="T11">,</text:span></text:p>
      <text:p text:style-name="P16"><text:span text:style-name="T10"><text:s text:c="12"/></text:span><text:span text:style-name="T15">refresh</text:span><text:span text:style-name="T9">=</text:span><text:span text:style-name="T17">True</text:span><text:span text:style-name="T11">,</text:span></text:p>
      <text:p text:style-name="P25"><text:span text:style-name="T13"><text:s text:c="8"/></text:span><text:span text:style-name="T27">)</text:span></text:p>
      <text:p text:style-name="P3">file = <text:span text:style-name="T28">Insydo_test/insydo_test/</text:span>urls.py</text:p>
      <text:p text:style-name="P3">------------------------------------------------------------------------------------------------------------------------</text:p>
      <text:p text:style-name="P7"/>
      <text:p text:style-name="P13"><text:span text:style-name="T10">from </text:span>myapp.views <text:span text:style-name="T10">import </text:span>autocomplete_view<text:span text:style-name="T10">, </text:span>user_detail<text:span text:style-name="T10">, </text:span>HomePageView</text:p>
      <text:p text:style-name="P21"/>
      <text:p text:style-name="P21">### URLS for Elasticsearch pages ###</text:p>
      <text:p text:style-name="P14">url(<text:span text:style-name="T7">r'^autocomplete/'</text:span><text:span text:style-name="T10">, </text:span>autocomplete_view<text:span text:style-name="T10">, </text:span><text:span text:style-name="T14">name</text:span>=<text:span text:style-name="T7">'autocomplete-view'</text:span>)<text:span text:style-name="T10">,</text:span></text:p>
      <text:p text:style-name="P14">url(<text:span text:style-name="T7">r'^user'</text:span><text:span text:style-name="T10">, </text:span>user_detail<text:span text:style-name="T10">, </text:span><text:span text:style-name="T14">name</text:span>=<text:span text:style-name="T7">'student-detail'</text:span>)<text:span text:style-name="T10">,</text:span></text:p>
      <text:p text:style-name="P24">url(<text:span text:style-name="T7">r'^$'</text:span><text:span text:style-name="T10">, </text:span>HomePageView.as_view()<text:span text:style-name="T10">, </text:span><text:span text:style-name="T14">name</text:span>=<text:span text:style-name="T7">'index-view'</text:span>)<text:span text:style-name="T10">,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26:31.079108328</meta:creation-date>
    <dc:date>2017-12-17T02:58:18.009484687</dc:date>
    <meta:editing-duration>PT16M4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6" meta:paragraph-count="280" meta:word-count="772" meta:character-count="10785" meta:non-whitespace-character-count="7701"/>
  </office:meta>
</office:document-meta>
</file>